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C00000166E5905D9F85D3A612.png" manifest:media-type="image/png"/>
  <manifest:file-entry manifest:full-path="Pictures/10000201000000B5000001045C2642560064CA2D.png" manifest:media-type="image/png"/>
  <manifest:file-entry manifest:full-path="Pictures/1000046A000012B500001AE14D08C71A04EA60F4.svg" manifest:media-type="image/svg+xml"/>
  <manifest:file-entry manifest:full-path="Pictures/100002010000006B0000006B6DFECADCB3AE24D1.png" manifest:media-type="image/png"/>
  <manifest:file-entry manifest:full-path="Pictures/10000201000000EE00000157E0BBE2A8C09189A0.png" manifest:media-type="image/png"/>
  <manifest:file-entry manifest:full-path="Pictures/1000238B00000B0F00000B0FE636B97FCD8350D7.svg" manifest:media-type="image/svg+xml"/>
  <manifest:file-entry manifest:full-path="Pictures/100002010000015400000118C2C1EF3491977C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528cm" fo:min-width="3.183cm"/>
      <style:paragraph-properties style:writing-mode="lr-tb"/>
    </style:style>
    <style:style style:name="gr2" style:family="graphic" style:parent-style-name="standard">
      <style:graphic-properties draw:textarea-horizontal-align="justify" draw:textarea-vertical-align="middle" draw:auto-grow-height="false" fo:min-height="1.315cm" fo:min-width="3.068cm" fo:wrap-option="no-wrap"/>
      <style:paragraph-properties style:writing-mode="lr-tb"/>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546cm" fo:min-width="3.183cm"/>
      <style:paragraph-properties style:writing-mode="lr-tb"/>
    </style:style>
    <style:style style:name="gr6" style:family="graphic" style:parent-style-name="standard">
      <style:graphic-properties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83cm" svg:height="1.778cm" svg:x="2.651cm" svg:y="7.223cm">
          <text:p text:style-name="P1">物联网设备</text:p>
          <draw:enhanced-geometry svg:viewBox="0 0 21600 21600" draw:type="rectangle" draw:enhanced-path="M 0 0 L 21600 0 21600 21600 0 21600 0 0 Z N"/>
        </draw:custom-shape>
        <draw:custom-shape draw:style-name="gr2" draw:text-style-name="P1" xml:id="id3" draw:id="id3" draw:layer="layout" svg:width="5.461cm" svg:height="2.413cm" svg:x="13.954cm" svg:y="1.381cm">
          <text:p text:style-name="P1">物联网云平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3.683cm" svg:height="1.778cm" svg:x="2.651cm" svg:y="4.683cm">
          <text:p text:style-name="P1">物联网设备</text:p>
          <draw:enhanced-geometry svg:viewBox="0 0 21600 21600" draw:type="rectangle" draw:enhanced-path="M 0 0 L 21600 0 21600 21600 0 21600 0 0 Z N"/>
        </draw:custom-shape>
        <draw:custom-shape draw:style-name="gr1" draw:text-style-name="P1" draw:layer="layout" svg:width="3.683cm" svg:height="1.778cm" svg:x="2.651cm" svg:y="2.524cm">
          <text:p text:style-name="P1">物联网设备</text:p>
          <draw:enhanced-geometry svg:viewBox="0 0 21600 21600" draw:type="rectangle" draw:enhanced-path="M 0 0 L 21600 0 21600 21600 0 21600 0 0 Z N"/>
        </draw:custom-shape>
        <draw:line draw:style-name="gr3" draw:text-style-name="P2" draw:layer="layout" svg:x1="6.461cm" svg:y1="8.366cm" svg:x2="8.747cm" svg:y2="6.588cm">
          <text:p/>
        </draw:line>
        <draw:line draw:style-name="gr3" draw:text-style-name="P2" draw:layer="layout" svg:x1="6.334cm" svg:y1="3.54cm" svg:x2="8.62cm" svg:y2="5.699cm">
          <text:p/>
        </draw:line>
        <draw:line draw:style-name="gr3" draw:text-style-name="P2" draw:layer="layout" svg:x1="6.334cm" svg:y1="5.572cm" svg:x2="8.747cm" svg:y2="6.207cm">
          <text:p/>
        </draw:line>
        <draw:frame draw:style-name="gr4" draw:text-style-name="P3" xml:id="id2" draw:id="id2" draw:layer="layout" svg:width="2.622cm" svg:height="2.159cm" svg:x="8.874cm" svg:y="4.429cm">
          <draw:image xlink:href="Pictures/100002010000015400000118C2C1EF3491977C70.png" xlink:type="simple" xlink:show="embed" xlink:actuate="onLoad" loext:mime-type="image/png">
            <text:p/>
          </draw:image>
        </draw:frame>
        <draw:frame draw:style-name="gr4" draw:text-style-name="P3" xml:id="id4" draw:id="id4" draw:layer="layout" svg:width="3.973cm" svg:height="3.973cm" svg:x="12.394cm" svg:y="9.6cm">
          <draw:image xlink:href="Pictures/1000238B00000B0F00000B0FE636B97FCD8350D7.svg" xlink:type="simple" xlink:show="embed" xlink:actuate="onLoad" loext:mime-type="image/svg+xml">
            <text:p/>
          </draw:image>
          <draw:image xlink:href="Pictures/100002010000006B0000006B6DFECADCB3AE24D1.png" xlink:type="simple" xlink:show="embed" xlink:actuate="onLoad" loext:mime-type="image/png"/>
        </draw:frame>
        <draw:frame draw:style-name="gr4" draw:text-style-name="P3" xml:id="id5" draw:id="id5" draw:layer="layout" svg:width="1.27cm" svg:height="2.032cm" svg:x="17.129cm" svg:y="10.652cm">
          <draw:image xlink:href="Pictures/1000046A000012B500001AE14D08C71A04EA60F4.svg" xlink:type="simple" xlink:show="embed" xlink:actuate="onLoad" loext:mime-type="image/svg+xml">
            <text:p/>
          </draw:image>
          <draw:image xlink:href="Pictures/10000201000000B5000001045C2642560064CA2D.png" xlink:type="simple" xlink:show="embed" xlink:actuate="onLoad" loext:mime-type="image/png"/>
        </draw:frame>
        <draw:frame draw:style-name="gr4" draw:text-style-name="P3" draw:layer="layout" svg:width="2.768cm" svg:height="3.932cm" svg:x="12.964cm" svg:y="14.975cm">
          <draw:image xlink:href="Pictures/10000201000000FC00000166E5905D9F85D3A612.png" xlink:type="simple" xlink:show="embed" xlink:actuate="onLoad" loext:mime-type="image/png">
            <text:p/>
          </draw:image>
        </draw:frame>
        <draw:frame draw:style-name="gr4" draw:text-style-name="P3" draw:layer="layout" svg:width="2.659cm" svg:height="3.832cm" svg:x="16.308cm" svg:y="15.09cm">
          <draw:image xlink:href="Pictures/10000201000000EE00000157E0BBE2A8C09189A0.png" xlink:type="simple" xlink:show="embed" xlink:actuate="onLoad" loext:mime-type="image/png">
            <text:p/>
          </draw:image>
        </draw:frame>
        <draw:line draw:style-name="gr3" draw:text-style-name="P2" draw:layer="layout" svg:x1="14.462cm" svg:y1="14.589cm" svg:x2="14.462cm" svg:y2="13.065cm">
          <text:p/>
        </draw:line>
        <draw:line draw:style-name="gr3" draw:text-style-name="P2" draw:layer="layout" svg:x1="17.764cm" svg:y1="14.589cm" svg:x2="17.764cm" svg:y2="12.938cm">
          <text:p/>
        </draw:line>
        <draw:custom-shape draw:style-name="gr5" draw:text-style-name="P2" xml:id="id1" draw:id="id1" draw:layer="layout" svg:width="5.207cm" svg:height="2.54cm" svg:x="13.446cm" svg:y="5.191cm">
          <text:p text:style-name="P2">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svg:x1="13.446cm" svg:y1="6.461cm" svg:x2="11.496cm" svg:y2="5.508cm" draw:start-shape="id1" draw:start-glue-point="6" draw:end-shape="id2" draw:end-glue-point="1" svg:d="M13446 6461h-976v-953h-974" svg:viewBox="0 0 1951 954">
          <text:p/>
        </draw:connector>
        <draw:connector draw:style-name="gr6" draw:text-style-name="P2" draw:layer="layout" svg:x1="16.05cm" svg:y1="5.191cm" svg:x2="16.684cm" svg:y2="3.794cm" draw:start-shape="id1" draw:start-glue-point="4" draw:end-shape="id3" draw:end-glue-point="2" svg:d="M16050 5191v-698h634v-699" svg:viewBox="0 0 635 1398">
          <text:p/>
        </draw:connector>
        <draw:connector draw:style-name="gr6" draw:text-style-name="P2" draw:layer="layout" svg:x1="14.38cm" svg:y1="9.6cm" svg:x2="14.208cm" svg:y2="7.359cm" draw:start-shape="id4" draw:start-glue-point="0" draw:end-shape="id1" draw:end-glue-point="7" svg:d="M14380 9600v-933h-172v-1308" svg:viewBox="0 0 173 2242">
          <text:p/>
        </draw:connector>
        <draw:connector draw:style-name="gr6" draw:text-style-name="P2" draw:layer="layout" svg:x1="17.764cm" svg:y1="10.652cm" svg:x2="17.891cm" svg:y2="7.359cm" draw:start-shape="id5" draw:start-glue-point="0" draw:end-shape="id1" draw:end-glue-point="9" svg:d="M17764 10652v-1459h127v-1834" svg:viewBox="0 0 128 329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07:23:35.774155630</meta:creation-date>
    <dc:date>2021-04-24T12:51:31.804194551</dc:date>
    <meta:editing-duration>PT11M18S</meta:editing-duration>
    <meta:editing-cycles>3</meta:editing-cycles>
    <meta:generator>LibreOffice/6.4.7.2$Linux_X86_64 LibreOffice_project/40$Build-2</meta:generator>
    <meta:document-statistic meta:object-count="19"/>
  </office:meta>
</office:document-meta>
</file>